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left" draw:textarea-vertical-align="top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start="Linienspitzen_20_1" draw:marker-start-width="0.2cm" draw:marker-end="Linienspitzen_20_1" draw:marker-end-width="0.2cm" draw:fill="none" draw:textarea-vertical-align="middle"/>
    </style:style>
    <style:style style:name="gr5" style:family="graphic" style:parent-style-name="objectwithoutfill">
      <style:graphic-properties draw:marker-end="Linienspitzen_20_1" draw:marker-end-width="0.2cm" draw:fill="none" draw:textarea-vertical-align="middle"/>
    </style:style>
    <style:style style:name="gr6" style:family="graphic" style:parent-style-name="standard">
      <style:graphic-properties draw:fill="hatch" draw:fill-hatch-name="Black_20_45_20_Degrees" draw:fill-hatch-solid="false" draw:opacity="25%" draw:textarea-horizontal-align="justify" draw:textarea-vertical-align="middle" draw:auto-grow-height="false" draw:shadow-opacity="25%"/>
    </style:style>
    <style:style style:name="gr7" style:family="graphic" style:parent-style-name="objectwithoutfill">
      <style:graphic-properties draw:marker-end="Linienspitzen_20_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6" draw:id="id6" draw:layer="layout" svg:width="1cm" svg:height="1cm" svg:x="4.8cm" svg:y="0.9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5cm" svg:height="4.25cm" svg:x="0.05cm" svg:y="0.05cm">
          <text:p text:style-name="P2"><text:span text:style-name="T1">Partial System</text:span></text:p>
          <text:p text:style-name="P2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1.5cm" svg:height="1cm" svg:x="2.175cm" svg:y="1.675cm">
          <text:p text:style-name="P1">Context</text:p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1.5cm" svg:height="1cm" svg:x="4.175cm" svg:y="1.675cm">
          <text:p text:style-name="P1">Objective</text:p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1.5cm" svg:height="1cm" svg:x="2.175cm" svg:y="3.175cm">
          <text:p text:style-name="P1">Equivalence</text:p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1.5cm" svg:height="1cm" svg:x="2.175cm" svg:y="0.175cm">
          <text:p text:style-name="P1">Constraint</text:p>
          <text:p text:style-name="P1">Model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.675cm" svg:y1="2.175cm" svg:x2="2.175cm" svg:y2="2.175cm" draw:start-shape="id1" draw:start-glue-point="1" draw:end-shape="id2" draw:end-glue-point="3" svg:d="M1675 2175h500" svg:viewBox="0 0 501 1">
          <text:p/>
        </draw:connector>
        <draw:connector draw:style-name="gr5" draw:text-style-name="P1" draw:layer="layout" draw:type="line" svg:x1="3.675cm" svg:y1="2.175cm" svg:x2="4.175cm" svg:y2="2.175cm" draw:start-shape="id2" draw:start-glue-point="1" draw:end-shape="id3" draw:end-glue-point="3" svg:d="M3675 2175h500" svg:viewBox="0 0 501 1">
          <text:p/>
        </draw:connector>
        <draw:connector draw:style-name="gr5" draw:text-style-name="P1" draw:layer="layout" draw:type="line" svg:x1="2.925cm" svg:y1="1.675cm" svg:x2="2.925cm" svg:y2="1.175cm" draw:start-shape="id2" draw:start-glue-point="0" draw:end-shape="id4" draw:end-glue-point="2" svg:d="M2925 1675v-500" svg:viewBox="0 0 1 501">
          <text:p/>
        </draw:connector>
        <draw:connector draw:style-name="gr5" draw:text-style-name="P1" draw:layer="layout" draw:type="line" svg:x1="2.925cm" svg:y1="2.675cm" svg:x2="2.925cm" svg:y2="3.175cm" draw:start-shape="id2" draw:start-glue-point="2" draw:end-shape="id5" draw:end-glue-point="0" svg:d="M2925 2675v500" svg:viewBox="0 0 1 501">
          <text:p/>
        </draw:connector>
        <draw:custom-shape draw:style-name="gr6" draw:text-style-name="P1" xml:id="id1" draw:id="id1" draw:layer="layout" svg:width="1.5cm" svg:height="1cm" svg:x="0.175cm" svg:y="1.675cm">
          <text:p text:style-name="P1">Partial</text:p>
          <text:p text:style-name="P1">Software</text:p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.5cm" svg:height="1cm" svg:x="6.3cm" svg:y="0.925cm">
          <text:p text:style-name="P1">Behavior</text:p>
          <text:p text:style-name="P1">Estim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5.8cm" svg:y1="1.425cm" svg:x2="6.3cm" svg:y2="1.425cm" draw:start-shape="id6" draw:start-glue-point="1" draw:end-shape="id7" draw:end-glue-point="3" svg:d="M5800 1425h500" svg:viewBox="0 0 501 1">
          <text:p/>
        </draw:connector>
        <draw:custom-shape draw:style-name="gr3" draw:text-style-name="P1" xml:id="id8" draw:id="id8" draw:layer="layout" svg:width="1.5cm" svg:height="1cm" svg:x="6.3cm" svg:y="2.425cm">
          <text:p text:style-name="P1">System</text:p>
          <text:p text:style-name="P1">Behavior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7" draw:text-style-name="P1" draw:layer="layout" draw:type="line" svg:x1="7.05cm" svg:y1="1.925cm" svg:x2="7.05cm" svg:y2="2.425cm" draw:start-shape="id7" draw:start-glue-point="2" draw:end-shape="id8" svg:d="M7050 1925v500" svg:viewBox="0 0 1 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Linienspitzen_20_1" draw:display-name="Linienspitzen 1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5cm" fo:padding-bottom="0.15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family="Calibri" style:font-style-name="Standard" style:font-family-generic="swiss" style:font-pitch="variable" fo:font-size="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5cm" fo:margin-bottom="0.05cm" fo:margin-left="0.05cm" fo:margin-right="0.05cm" fo:page-width="7.85cm" fo:page-height="4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6T09:52:34.101000000</meta:creation-date>
    <dc:date>2014-04-16T10:01:31.469000000</dc:date>
    <meta:editing-duration>PT56S</meta:editing-duration>
    <meta:editing-cycles>2</meta:editing-cycles>
    <meta:generator>LibreOffice/4.2.2.1$Windows_x86 LibreOffice_project/3be8cda0bddd8e430d8cda1ebfd581265cca5a0f</meta:generator>
    <meta:document-statistic meta:object-count="15"/>
  </office:meta>
</office:document-meta>
</file>